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officeooo:rsid="00035286" officeooo:paragraph-rsid="00035286" style:font-size-asian="14pt" style:font-size-complex="14pt"/>
    </style:style>
    <style:style style:name="P4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P5" style:family="paragraph" style:parent-style-name="Preformatted_20_Text">
      <style:paragraph-properties fo:break-before="page"/>
      <style:text-properties fo:font-size="14pt" officeooo:rsid="00035286" officeooo:paragraph-rsid="00035286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 names.txt</text:p>
      <text:p text:style-name="P2"/>
      <text:p text:style-name="P2">searching for strings:</text:p>
      <text:p text:style-name="P2"/>
      <text:p text:style-name="P2">grep Raman names.txt</text:p>
      <text:p text:style-name="P2">cat names.txt | grep Raman</text:p>
      <text:p text:style-name="P2">grep Sa names.txt</text:p>
      <text:p text:style-name="P2">grep Anu names.txt</text:p>
      <text:p text:style-name="P2">grep 'ai' names.txt</text:p>
      <text:p text:style-name="P2"/>
      <text:p text:style-name="P2">------------------------------------</text:p>
      <text:p text:style-name="P2"/>
      <text:p text:style-name="P2">man dmesg</text:p>
      <text:p text:style-name="P2">dmesg &gt; dmesg.txt</text:p>
      <text:p text:style-name="P2">grep VGA dmesg.txt</text:p>
      <text:p text:style-name="P2">grep usb dmesg.txt</text:p>
      <text:p text:style-name="P2"/>
      <text:p text:style-name="P2">------------------------------------</text:p>
      <text:p text:style-name="P2"/>
      <text:p text:style-name="P2">Use of dot:</text:p>
      <text:p text:style-name="P2">grep 'S.n' names.txt</text:p>
      <text:p text:style-name="P2">grep '.am' names.txt</text:p>
      <text:p text:style-name="P2">grep '.am.' names.txt</text:p>
      <text:p text:style-name="P2">grep 'M.' names.txt</text:p>
      <text:p text:style-name="P2"/>
      <text:p text:style-name="P2">Use of \ to escape special meaning:</text:p>
      <text:p text:style-name="P2">grep '\.' names.txt</text:p>
      <text:p text:style-name="P2">grep ' .\. ' names.txt</text:p>
      <text:p text:style-name="P2"/>
      <text:p text:style-name="P2">Use of ^ for start of line:</text:p>
      <text:p text:style-name="P2">grep '^M' names.txt</text:p>
      <text:p text:style-name="P2">grep '^E' names.txt</text:p>
      <text:p text:style-name="P2"/>
      <text:p text:style-name="P2">Use of $ for end of line:</text:p>
      <text:p text:style-name="P2">grep 'm$' names.txt</text:p>
      <text:p text:style-name="P2">grep 'n$' names.txt</text:p>
      <text:p text:style-name="P2"/>
      <text:p text:style-name="P2">Use of \b for word boundary:</text:p>
      <text:p text:style-name="P2">grep '.n\b' names.txt</text:p>
      <text:p text:style-name="P2"/>
      <text:p text:style-name="P2">Use of [] for character set:</text:p>
      <text:p text:style-name="P2">grep 'M[ME]' names.txt</text:p>
      <text:p text:style-name="P2">grep 'E[ED]' names.txt</text:p>
      <text:p text:style-name="P2">grep 'S.*[mn]' names.txt</text:p>
      <text:p text:style-name="P2"><text:soft-page-break/>grep '[aeiou][aeiou]' names.txt </text:p>
      <text:p text:style-name="P2"/>
      <text:p text:style-name="P2">Use of [] for character range:</text:p>
      <text:p text:style-name="P2">grep 'B90[3-6]' names.txt</text:p>
      <text:p text:style-name="P2">grep '[M-Z][aeiou]' names.txt </text:p>
      <text:p text:style-name="P2"/>
      <text:p text:style-name="P2">Use of ^ inside [] for character range to avoid:</text:p>
      <text:p text:style-name="P2">grep 'B90[1-3]' names.txt</text:p>
      <text:p text:style-name="P2">grep 'B90[^1-3]' names.txt</text:p>
      <text:p text:style-name="P2">grep '[M-Z][aeiou]' names.txt </text:p>
      <text:p text:style-name="P2"/>
      <text:p text:style-name="P2">------------------------------------</text:p>
      <text:p text:style-name="P2"/>
      <text:p text:style-name="P2">Use of \{n,m} for a character:</text:p>
      <text:p text:style-name="P2">grep 'M\{2\}' names.txt</text:p>
      <text:p text:style-name="P2">grep 'M\{1,2\}' names.txt</text:p>
      <text:p text:style-name="P2">grep 'E\{1,2\}' names.txt</text:p>
      <text:p text:style-name="P2"/>
      <text:p text:style-name="P2"/>
      <text:p text:style-name="P2">Use of \( \) for grouping of characters:</text:p>
      <text:p text:style-name="P2">grep '\(ma\).*\1' names.txt</text:p>
      <text:p text:style-name="P2">grep '\(a.\).*\1' names.txt</text:p>
      <text:p text:style-name="P2">grep '\(a.\)\{2\}' names.txt</text:p>
      <text:p text:style-name="P2">grep '\(a.\)\{3\}' names.txt</text:p>
      <text:p text:style-name="P2"/>
      <text:p text:style-name="P2">------------------------------------</text:p>
      <text:p text:style-name="P2"/>
      <text:p text:style-name="P2">Use of egrep or grep -E :</text:p>
      <text:p text:style-name="P2"/>
      <text:p text:style-name="P2">egrep '^M+' names.txt</text:p>
      <text:p text:style-name="P2">egrep '^E+' names.txt</text:p>
      <text:p text:style-name="P2">egrep '(ma)+' names.txt</text:p>
      <text:p text:style-name="P2">egrep '(ma)*' names.txt</text:p>
      <text:p text:style-name="P2">egrep '(ED|ME)' names.txt</text:p>
      <text:p text:style-name="P2">egrep '(an|am)' names.txt</text:p>
      <text:p text:style-name="P2">egrep '(an|am)$' names.txt</text:p>
      <text:p text:style-name="P2"/>
      <text:p text:style-name="P2"/>
      <text:p text:style-name="P2">------------------------------------</text:p>
      <text:p text:style-name="P4"/>
      <text:p text:style-name="P2"/>
      <text:p text:style-name="P2">List four letter package names in the system :</text:p>
      <text:p text:style-name="P2"/>
      <text:p text:style-name="P2">dpkg-query -W -f'${Section} ${binary:Package}\n' | egrep ' .{4}$'</text:p>
      <text:p text:style-name="P2"/>
      <text:p text:style-name="P2">List package names that start with g :</text:p>
      <text:p text:style-name="P2"/>
      <text:p text:style-name="P2">dpkg-query -W -f'${Section} ${binary:Package}\n' | egrep ' g.*$'</text:p>
      <text:p text:style-name="P2"/>
      <text:p text:style-name="P2">Count package names that start with g :</text:p>
      <text:p text:style-name="P2"/>
      <text:p text:style-name="P2">dpkg-query -W -f'${Section} ${binary:Package}\n' | egrep ' g.*$' | wc -l </text:p>
      <text:p text:style-name="P2"/>
      <text:p text:style-name="P2">List package names that start with k :</text:p>
      <text:p text:style-name="P2"/>
      <text:p text:style-name="P2">dpkg-query -W -f'${Section} ${binary:Package}\n' | egrep ' k.*$' </text:p>
      <text:p text:style-name="P2"/>
      <text:p text:style-name="P2">List package names that belong to math category :</text:p>
      <text:p text:style-name="P2"/>
      <text:p text:style-name="P2">dpkg-query -W -f'${Section} ${binary:Package}\n' | egrep '^math' </text:p>
      <text:p text:style-name="P2"/>
      <text:p text:style-name="P2"/>
      <text:p text:style-name="P4">------------------------------------</text:p>
      <text:p text:style-name="P2"/>
      <text:p text:style-name="P2">cat chartypes.txt for character set examples</text:p>
      <text:p text:style-name="P2"/>
      <text:p text:style-name="P2">grep '[[:alpha:]]' chartypes.txt</text:p>
      <text:p text:style-name="P2"/>
      <text:p text:style-name="P2">alphabetical chars:</text:p>
      <text:p text:style-name="P2">grep '^[[:alpha:]]' chartypes.txt</text:p>
      <text:p text:style-name="P2">grep '[[:alpha:]]$' chartypes.txt</text:p>
      <text:p text:style-name="P2"/>
      <text:p text:style-name="P2">alphanumeric chars:</text:p>
      <text:p text:style-name="P2">grep '^[[:alnum:]]' chartypes.txt</text:p>
      <text:p text:style-name="P2">grep '[[:alnum:]]$' chartypes.txt</text:p>
      <text:p text:style-name="P2"/>
      <text:p text:style-name="P2">decimal digits:</text:p>
      <text:p text:style-name="P2">grep '^[[:digit:]]' chartypes.txt</text:p>
      <text:p text:style-name="P2">grep '[[:digit:]]$' chartypes.txt</text:p>
      <text:p text:style-name="P2"/>
      <text:p text:style-name="P2">control chars:</text:p>
      <text:p text:style-name="P2">grep '^[[:cntrl:]]' chartypes.txt</text:p>
      <text:p text:style-name="P2">grep '[[:cntrl:]]$' chartypes.txt</text:p>
      <text:p text:style-name="P2"/>
      <text:p text:style-name="P2">puncutation symbols:</text:p>
      <text:p text:style-name="P2">grep '^[[:punct:]]' chartypes.txt</text:p>
      <text:p text:style-name="P2">grep '[[:punct:]]$' chartypes.txt</text:p>
      <text:p text:style-name="P2"/>
      <text:p text:style-name="P2">lower case char:</text:p>
      <text:p text:style-name="P2">grep '^[[:lower:]]' chartypes.txt</text:p>
      <text:p text:style-name="P2">grep '[[:lower:]]$' chartypes.txt</text:p>
      <text:p text:style-name="P2"/>
      <text:p text:style-name="P2">upper case char:</text:p>
      <text:p text:style-name="P2">grep '^[[:upper:]]' chartypes.txt</text:p>
      <text:p text:style-name="P2">grep '[[:upper:]]$' chartypes.txt</text:p>
      <text:p text:style-name="P2"/>
      <text:p text:style-name="P4"/>
      <text:p text:style-name="P2">printable char:</text:p>
      <text:p text:style-name="P2">grep '^[[:print:]]' chartypes.txt</text:p>
      <text:p text:style-name="P2">grep '[[:print:]]$' chartypes.txt</text:p>
      <text:p text:style-name="P2"/>
      <text:p text:style-name="P2">space or tab:</text:p>
      <text:p text:style-name="P2">grep '^[[:blank:]]' chartypes.txt</text:p>
      <text:p text:style-name="P2">grep '[[:blank:]]$' chartypes.txt</text:p>
      <text:p text:style-name="P2"/>
      <text:p text:style-name="P2">space : white space char</text:p>
      <text:p text:style-name="P2">grep '^[[:space:]]' chartypes.txt</text:p>
      <text:p text:style-name="P2">grep '[[:space:]]$' chartypes.txt</text:p>
      <text:p text:style-name="P2"/>
      <text:p text:style-name="P2">graph : non-space char</text:p>
      <text:p text:style-name="P2">grep '^[[:graph:]]' chartypes.txt</text:p>
      <text:p text:style-name="P2">grep '[[:graph:]]$' chartypes.txt</text:p>
      <text:p text:style-name="P2"/>
      <text:p text:style-name="P2">------------------------------------------</text:p>
      <text:p text:style-name="P2"/>
      <text:p text:style-name="P2">skip all empty lines</text:p>
      <text:p text:style-name="P2"/>
      <text:p text:style-name="P2">egrep -v '^$' chartypes.txt</text:p>
      <text:p text:style-name="P2"/>
      <text:p text:style-name="P2"/>
      <text:p text:style-name="P4">-------------------------------------------</text:p>
      <text:p text:style-name="P2"/>
      <text:p text:style-name="P2">Picking up patterns from a text file:</text:p>
      <text:p text:style-name="P2"/>
      <text:p text:style-name="P2">cat patterns.txt</text:p>
      <text:p text:style-name="P2"/>
      <text:p text:style-name="P2">egrep '[[:digit:]]{12}' patterns.txt </text:p>
      <text:p text:style-name="P2"/>
      <text:p text:style-name="P2">egrep '[[:digit:]]{10}' patterns.txt </text:p>
      <text:p text:style-name="P2"/>
      <text:p text:style-name="P2">Use \b for word boundary:</text:p>
      <text:p text:style-name="P2">egrep '\b[[:digit:]]{10}\b' patterns.txt </text:p>
      <text:p text:style-name="P2"/>
      <text:p text:style-name="P2">egrep '[[:digit:]]{6}' patterns.txt </text:p>
      <text:p text:style-name="P2"/>
      <text:p text:style-name="P2">egrep '\b[[:digit:]]{6}\b' patterns.txt </text:p>
      <text:p text:style-name="P2"/>
      <text:p text:style-name="P2">egrep '[[:alpha:]]{2}[[:digit:]]{2}[[:alpha:]][[:digit:]]{3}' patterns.txt </text:p>
      <text:p text:style-name="P2"/>
      <text:p text:style-name="P2">egrep '\b[[:alnum:]]+\.[[:alnum:]]+\b' patterns.txt </text:p>
      <text:p text:style-name="P2"/>
      <text:p text:style-name="P2">------------------------------------------------</text:p>
      <text:p text:style-name="P5">cat fields.txt</text:p>
      <text:p text:style-name="P3"/>
      <text:p text:style-name="P3">Using characters:</text:p>
      <text:p text:style-name="P3"/>
      <text:p text:style-name="P3">cat fields.txt | cut -c 1-4 </text:p>
      <text:p text:style-name="P3">cat fields.txt | cut -c 6-10 </text:p>
      <text:p text:style-name="P3"/>
      <text:p text:style-name="P3">Using space as delimiter:</text:p>
      <text:p text:style-name="P3">cat fields.txt | cut -d “ “ -f 1</text:p>
      <text:p text:style-name="P3">cat fields.txt | cut -d “ “ -f 1-2</text:p>
      <text:p text:style-name="P3">cat fields.txt | cut -d “;“ -f 1</text:p>
      <text:p text:style-name="P3">cat fields.txt | cut -d “;“ -f 2</text:p>
      <text:p text:style-name="P3">cat fields.txt | cut -d “,“ -f 1</text:p>
      <text:p text:style-name="P3">cat fields.txt | cut -d “,“ -f 2</text:p>
      <text:p text:style-name="P3"/>
      <text:p text:style-name="P3">Combining cut to change delimiter:</text:p>
      <text:p text:style-name="P3">cat fields.txt | cut -d ";" -f 2 | cut -d "," -f 1</text:p>
      <text:p text:style-name="P3"/>
      <text:p text:style-name="P3">Combining cut, head and tail : </text:p>
      <text:p text:style-name="P3">cat fields.txt | cut -d ";" -f 2 | cut -d "," -f 1 | head -n 2 | tail -n 1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6T09:21:10.690619115</dc:date>
    <meta:editing-duration>PT8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38" meta:word-count="569" meta:character-count="4152" meta:non-whitespace-character-count="3705"/>
  </office:meta>
</office:document-meta>
</file>